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ed1c24" draw:marker-start-width="0.965cm" draw:marker-end-width="0.965cm" draw:fill="solid" draw:fill-color="#ffffff" draw:textarea-horizontal-align="justify" draw:textarea-vertical-align="middle" draw:auto-grow-height="false" fo:min-height="0.619cm" fo:min-width="26.054cm" fo:padding-top="0.252cm" fo:padding-bottom="0.252cm" fo:padding-left="0.377cm" fo:padding-right="0.37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2.074cm" fo:min-width="5.489cm" fo:wrap-option="no-wrap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538cm" fo:min-width="3.523cm" fo:wrap-option="no-wrap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449cm" fo:min-width="3.879cm" fo:wrap-option="no-wrap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2.074cm" fo:min-width="3.254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7.432cm" svg:height="4.445cm" svg:x="1cm" svg:y="8.239cm">
          <text:p text:style-name="P1">SISTEMAS OPERATIVOS</text:p>
          <draw:enhanced-geometry svg:viewBox="0 0 21600 21600" draw:text-areas="0 ?f0 ?f5 ?f2" draw:type="right-arrow" draw:modifiers="19651.2521415813 8074.246782740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8.509cm" svg:height="3.302cm" svg:x="1.127cm" svg:y="15.859cm">
          <text:p text:style-name="P1">1969</text:p>
          <text:p text:style-name="P1">Creacion de UNIX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157.367802585194 -33796.18528610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2" draw:layer="layout" svg:width="5.715cm" svg:height="2.54cm" svg:x="22.59cm" svg:y="2.524cm">
          <text:p text:style-name="P1">2015</text:p>
          <text:p text:style-name="P1"/>
          <text:p text:style-name="P1">Windows 10 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10743.3170048985 59784.65171192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draw:layer="layout" svg:width="6.223cm" svg:height="2.413cm" svg:x="20.685cm" svg:y="15.224cm">
          <text:p text:style-name="P1">2013</text:p>
          <text:p text:style-name="P1"/>
          <text:p text:style-name="P1">Windows 8 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12726.0925449871 -39585.08699254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2" draw:layer="layout" svg:width="5.334cm" svg:height="3.302cm" svg:x="19.161cm" svg:y="5.445cm">
          <text:p text:style-name="P1">2010</text:p>
          <text:p text:style-name="P1"/>
          <text:p text:style-name="P1">MacOS Lion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10959.9250234302 28296.45776566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draw:layer="layout" svg:width="6.223cm" svg:height="2.413cm" svg:x="17.129cm" svg:y="12.938cm">
          <text:p text:style-name="P1">2009</text:p>
          <text:p text:style-name="P1"/>
          <text:p text:style-name="P1">Windows 7 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12240.2313624679 -18647.22452361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2" draw:layer="layout" svg:width="5.334cm" svg:height="3.302cm" svg:x="14.843cm" svg:y="1.635cm">
          <text:p text:style-name="P1">2007</text:p>
          <text:p text:style-name="P1"/>
          <text:p text:style-name="P1">Windows Vista 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16417.6194939082 51805.99455040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draw:layer="layout" svg:width="6.223cm" svg:height="2.413cm" svg:x="13.319cm" svg:y="15.986cm">
          <text:p text:style-name="P1">2005</text:p>
          <text:p text:style-name="P1"/>
          <text:p text:style-name="P1">Android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12257.5835475578 -42224.68931234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2" draw:layer="layout" svg:width="5.334cm" svg:height="3.302cm" svg:x="2.397cm" svg:y="1.889cm">
          <text:p text:style-name="P1">1979</text:p>
          <text:p text:style-name="P1"/>
          <text:p text:style-name="P1">MS DOS 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9530.72164948454 50851.22615803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draw:layer="layout" svg:width="6.223cm" svg:height="2.413cm" svg:x="4.429cm" svg:y="13.13cm">
          <text:p text:style-name="P1">1984</text:p>
          <text:p text:style-name="P1"/>
          <text:p text:style-name="P1">Primer Macintosh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9963.62467866324 -17824.02651201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2" draw:layer="layout" svg:width="5.334cm" svg:height="3.302cm" svg:x="7.858cm" svg:y="2.143cm">
          <text:p text:style-name="P1">1991</text:p>
          <text:p text:style-name="P1"/>
          <text:p text:style-name="P1">Nucleo Linux 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7753.32708528585 48483.92370572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2" draw:layer="layout" svg:width="5.334cm" svg:height="3.302cm" svg:x="11.668cm" svg:y="4.937cm">
          <text:p text:style-name="P1">2000</text:p>
          <text:p text:style-name="P1"/>
          <text:p text:style-name="P1">Knppix 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10959.9250234302 28296.45776566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draw:layer="layout" svg:width="6.223cm" svg:height="2.413cm" svg:x="10.017cm" svg:y="12.303cm">
          <text:p text:style-name="P1">1993</text:p>
          <text:p text:style-name="P1"/>
          <text:p text:style-name="P1">Debian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3092.15938303342 -11999.00579950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21:13:33.046518612</meta:creation-date>
    <dc:date>2019-05-11T21:57:11.528289739</dc:date>
    <meta:editing-duration>PT13M7S</meta:editing-duration>
    <meta:editing-cycles>1</meta:editing-cycles>
    <meta:document-statistic meta:object-count="13"/>
    <meta:generator>LibreOffice/6.0.4.1$Linux_x86 LibreOffice_project/00m0$Build-1</meta:generator>
  </office:meta>
</office:document-meta>
</file>